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23cm" style:rel-column-width="11654*"/>
    </style:style>
    <style:style style:name="Tabela1.B" style:family="table-column">
      <style:table-column-properties style:column-width="2.642cm" style:rel-column-width="10185*"/>
    </style:style>
    <style:style style:name="Tabela1.C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0% 100%" style:font-name="Times New Roman" fo:font-size="11pt" style:text-underline-style="none" style:font-size-asian="11pt" style:font-name-complex="Calibri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text-underline-style="none" style:font-size-asian="11pt" style:font-size-complex="11pt"/>
    </style:style>
    <style:style style:name="P10" style:family="paragraph" style:parent-style-name="Table_20_Contents">
      <style:text-properties style:font-name="Times New Roman" fo:font-size="10.5pt" style:text-underline-style="none" style:font-size-asian="10.5pt" style:font-size-complex="10.5pt"/>
    </style:style>
    <style:style style:name="P11" style:family="paragraph" style:parent-style-name="Table_20_Contents">
      <style:text-properties style:font-name="Times New Roman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style:text-underline-style="none"/>
    </style:style>
    <style:style style:name="P15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fo:font-weight="normal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0% 100%" style:font-name="Times New Roman" fo:font-size="11pt" style:text-underline-style="none" style:font-size-asian="11pt" style:font-name-complex="Calibri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0% 100%"/>
    </style:style>
    <style:style style:name="P20" style:family="paragraph" style:parent-style-name="Standard" style:list-style-name="L1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21" style:family="paragraph" style:parent-style-name="Standard" style:list-style-name="L2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P22" style:family="paragraph" style:parent-style-name="Standard" style:list-style-name="L3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1pt" style:text-underline-style="none" style:font-size-asian="11pt" style:font-name-complex="Calibri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1pt" style:text-underline-style="none" style:font-size-asian="11pt" style:font-name-complex="Calibri" style:font-size-complex="11pt"/>
    </style:style>
    <style:style style:name="T3" style:family="text">
      <style:text-properties style:font-name="Times New Roman" fo:font-size="11pt" style:text-underline-style="none" fo:font-weight="bold" style:font-size-asian="11pt" style:font-weight-asian="bold" style:font-name-complex="Calibri" style:font-size-complex="11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font-name="Times New Roman1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14">Wydział FiIS</text:p>
          </table:table-cell>
          <table:table-cell table:style-name="Tabela1.B1" table:number-columns-spanned="2" office:value-type="string">
            <text:p text:style-name="P10">1. Mikołaj Gralczyk</text:p>
            <text:p text:style-name="P10">2. Karolina Nowosad</text:p>
          </table:table-cell>
          <table:covered-table-cell/>
          <table:table-cell table:style-name="Tabela1.A1" office:value-type="string">
            <text:p text:style-name="P14">Rok III</text:p>
          </table:table-cell>
          <table:table-cell table:style-name="Tabela1.A1" office:value-type="string">
            <text:p text:style-name="P14">Grupa VII</text:p>
          </table:table-cell>
          <table:table-cell table:style-name="Tabela1.F1" office:value-type="string">
            <text:p text:style-name="P14">Zespół III</text:p>
          </table:table-cell>
        </table:table-row>
        <table:table-row>
          <table:table-cell table:style-name="Tabela1.A2" office:value-type="string">
            <text:p text:style-name="P8">Pracownia Izotopowa WFiIS</text:p>
          </table:table-cell>
          <table:table-cell table:style-name="Tabela1.A2" table:number-columns-spanned="4" office:value-type="string">
            <text:p text:style-name="P14">Temat: <text:s/>Otrzymywanie preparatów radiochemicznie czystych.</text:p>
          </table:table-cell>
          <table:covered-table-cell/>
          <table:covered-table-cell/>
          <table:covered-table-cell/>
          <table:table-cell table:style-name="Tabela1.F2" office:value-type="string">
            <text:p text:style-name="P14">Nr ćwiczenia </text:p>
            <text:p text:style-name="P14">4</text:p>
          </table:table-cell>
        </table:table-row>
        <table:table-row>
          <table:table-cell table:style-name="Tabela1.A3" office:value-type="string">
            <text:p text:style-name="P11">Data wykonania</text:p>
            <text:p text:style-name="P9">25.03.2015</text:p>
          </table:table-cell>
          <table:table-cell table:style-name="Tabela1.A3" office:value-type="string">
            <text:p text:style-name="P11">Data oddania</text:p>
            <text:p text:style-name="P9">1.04.2015</text:p>
          </table:table-cell>
          <table:table-cell table:style-name="Tabela1.A3" office:value-type="string">
            <text:p text:style-name="P11">Zwrot do popr.</text:p>
          </table:table-cell>
          <table:table-cell table:style-name="Tabela1.A3" office:value-type="string">
            <text:p text:style-name="P12">Data oddania</text:p>
          </table:table-cell>
          <table:table-cell table:style-name="Tabela1.A3" office:value-type="string">
            <text:p text:style-name="P12">Data zaliczenia</text:p>
          </table:table-cell>
          <table:table-cell table:style-name="Tabela1.F3" office:value-type="string">
            <text:p text:style-name="P13">OCENA</text:p>
          </table:table-cell>
        </table:table-row>
      </table:table>
      <text:p text:style-name="P1"/>
      <text:p text:style-name="P4">0. Cel ćwiczenia</text:p>
      <text:p text:style-name="P1"/>
      <text:p text:style-name="P1">Oczyszczenie siarczanu sodu od zanieczyszczeń <text:span text:style-name="T4">32</text:span>P (w formie jonów PO<text:span text:style-name="T5">4</text:span><text:span text:style-name="T4">-3</text:span>) przez dwukrotne strącanie zanieczyszczeń. </text:p>
      <text:p text:style-name="P1"/>
      <text:p text:style-name="P1"/>
      <text:p text:style-name="P4">1. Wstęp teoretyczny</text:p>
      <text:p text:style-name="P1"/>
      <text:p text:style-name="P1"><text:span text:style-name="T1">Związek radiochemicznie czysty</text:span>, jest to związek promieniotwórczy lub niepromieniotwórczy, wolny od obcych zanieczyszczeń.</text:p>
      <text:p text:style-name="P1"/>
      <text:p text:style-name="P1">Jeżeli jakaś substancja A jest zanieczyszczona inną substancją B zawierającą izotop promieniotwórczy, radiochemiczną czystość A można uzyskać przez:</text:p>
      <text:list xml:id="list2518065875009943729" text:style-name="L1">
        <text:list-item>
          <text:p text:style-name="P20">całkowite usunięcie śladów B,</text:p>
        </text:list-item>
        <text:list-item>
          <text:p text:style-name="P20">zmianę zanieczyszczeń promieniotwórczych na niepromieniotwórcze (nie zwiększa się czystości chemicznej związku A, lecz jego czystość radiochemiczną. Osiąga się to przez parokrotne strącanie oczyszczonego związku A dodając każdorazowo nośnik niepromieniotwórczy.)</text:p>
        </text:list-item>
      </text:list>
      <text:p text:style-name="P1"/>
      <text:p text:style-name="P5"><text:span text:style-name="T3">Nośniki wstrzymujące (hamujące)</text:span><text:span text:style-name="T2">, są to izotopowe nośniki dla substancji B, zapobiegają zanieczyszczeniu preparatu A współstrącanym B. </text:span>Stanowią one rozcieńczalniki dla izotopów promieniotwórczych, których współstrącanie jest niepożądane. Nośnik wstrzymujący nie zapobiega współstrącaniu zanieczyszczającego pierwiastka, ale może powodować wzrost całkowitej liczby współstrącanych atomów tego pierwiastka. </text:p>
      <text:p text:style-name="P5"/>
      <text:p text:style-name="P5"><text:span text:style-name="T1">Reguła pierwiastkowa</text:span> – metoda wyliczona niepewności dana wzorem:</text:p>
      <text:p text:style-name="P5"><draw:frame draw:style-name="fr1" draw:name="Obiekt4" text:anchor-type="paragraph" svg:y="0cm" svg:width="1.861cm" svg:height="0.534cm" draw:z-index="0"><draw:object xlink:href="./Object 4" xlink:type="simple" xlink:show="embed" xlink:actuate="onLoad"/><draw:image xlink:href="./ObjectReplacements/Object 4" xlink:type="simple" xlink:show="embed" xlink:actuate="onLoad"/></draw:frame><text:tab/><text:tab/><text:tab/><text:tab/><text:tab/><text:tab/>(1)</text:p>
      <text:p text:style-name="P3"/>
      <text:p text:style-name="P3">Estymator odchylenia standardowego średniej –<text:span text:style-name="T8"> niepewność typu A dana wzorem:</text:span></text:p>
      <text:p text:style-name="P16"><draw:frame draw:style-name="fr1" draw:name="Obiekt5" text:anchor-type="paragraph" svg:y="0cm" svg:width="3.362cm" svg:height="1.25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text:tab/><text:tab/><text:tab/><text:tab/><text:tab/>(2)</text:p>
      <text:p text:style-name="P1"/>
      <text:p text:style-name="P1"/>
      <text:p text:style-name="P4">2. Układ pomiarowy</text:p>
      <text:p text:style-name="P1"/>
      <text:p text:style-name="P1">W skład układu pomiarowego wchodzą:</text:p>
      <text:list xml:id="list5837833995444305850" text:style-name="L2">
        <text:list-item>
          <text:p text:style-name="P21">okienkowy licznik Geigera-M<text:span text:style-name="T7">ü</text:span>llera wraz z układem liczącym,</text:p>
        </text:list-item>
        <text:list-item>
          <text:p text:style-name="P21">wirówka laboratoryjna,</text:p>
        </text:list-item>
        <text:list-item>
          <text:p text:style-name="P21">łaźnia parowa,</text:p>
        </text:list-item>
        <text:list-item>
          <text:p text:style-name="P21">urządzenie do sączenia,</text:p>
        </text:list-item>
        <text:list-item>
          <text:p text:style-name="P21">szklane pipety o różnych niepewnościach.</text:p>
        </text:list-item>
      </text:list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6"><text:page-number text:select-page="current">1</text:page-number></text:p>
      <text:p text:style-name="P4"><text:soft-page-break/>3. Metody pomiaru</text:p>
      <text:p text:style-name="P1"/>
      <text:p text:style-name="P5"><text:span text:style-name="T2">W pierwszej kolejności odmierzono do jednej zlewki: </text:span>4 cm<text:span text:style-name="T4">3</text:span> Na<text:span text:style-name="T5">2</text:span>HPO<text:span text:style-name="T5">4</text:span>(niepewność pipety: 0,05 <text:span text:style-name="T6">cm</text:span><text:span text:style-name="T4">3</text:span><text:span text:style-name="T6">) oraz</text:span> 6 cm<text:span text:style-name="T4">3</text:span> H<text:span text:style-name="T5">2</text:span>O(niepewność pipety: 0,1 <text:span text:style-name="T6">cm</text:span><text:span text:style-name="T4">3</text:span><text:span text:style-name="T6">)</text:span>. Do otrzymanego roztworu dodano trzy krople roztworu H<text:span text:style-name="T5">2</text:span><text:span text:style-name="T4">35</text:span>SO<text:span text:style-name="T5">4</text:span><text:span text:style-name="T6">, delikatnie zamieszano. Następnie pobrano do dwóch zlewek 3,5 cm</text:span><text:span text:style-name="T4">3</text:span><text:span text:style-name="T6"> (niepewność pipety: 0,05 cm</text:span><text:span text:style-name="T4">3</text:span><text:span text:style-name="T6">) otrzymanego roztworu. Kolejno do każdej ze zlewek dodano 0,5 cm</text:span><text:span text:style-name="T4">3</text:span><text:span text:style-name="T6"> mieszaniny magnezjowej(niepewność pipety: 0,01 cm</text:span><text:span text:style-name="T4">3</text:span><text:span text:style-name="T6">) i 1 cm</text:span><text:span text:style-name="T4">3</text:span><text:span text:style-name="T6"> amoniaku(niepewność pipety: 0,01 cm</text:span><text:span text:style-name="T4">3</text:span><text:span text:style-name="T6">). Całość wymieszano i podgrzano w łaźni parowej. Zlewkę pierwszą przefiltrowano przez sączek, który następnie wysuszono. Zawartość zlewki drugiej odwirowano, usunięto płyn znad osadu, dodano 0,5 cm</text:span><text:span text:style-name="T4">3</text:span><text:span text:style-name="T6"> HCl(niepewność pipety: 0,01 cm</text:span><text:span text:style-name="T4">3</text:span><text:span text:style-name="T6">), 3 cm</text:span><text:span text:style-name="T4">3</text:span><text:span text:style-name="T6"> Na</text:span><text:span text:style-name="T5">2</text:span><text:span text:style-name="T6">SO</text:span><text:span text:style-name="T5">4</text:span><text:span text:style-name="T6">(niepewność pipety: 0,05 cm</text:span><text:span text:style-name="T4">3</text:span><text:span text:style-name="T6">), 0,5 cm</text:span><text:span text:style-name="T4">3</text:span><text:span text:style-name="T6"> mieszaniny magnezjowej(niepewność pipety: 0,01 cm</text:span><text:span text:style-name="T4">3</text:span><text:span text:style-name="T6">) i 1 cm</text:span><text:span text:style-name="T4">3</text:span><text:span text:style-name="T6"> amoniaku (niepewność pipety: 0,01 cm</text:span><text:span text:style-name="T4">3</text:span><text:span text:style-name="T6">). Kolejno przefiltrowano przez sączek, który następnie wysuszono.</text:span></text:p>
      <text:p text:style-name="P19">Ostatnim etapem był pomiar liczby zliczeń wysuszonego osadu ze zlewki pierwszej i drugiej.</text:p>
      <text:p text:style-name="P19"/>
      <text:p text:style-name="P19"/>
      <text:p text:style-name="P4">4. Wyniki pomiarów</text:p>
      <text:p text:style-name="P1"/>
      <text:p text:style-name="P1"><text:span text:style-name="T1">tabela 1.</text:span> </text:p>
      <text:p text:style-name="P1">Wyniki pomiarów przeprowadzonych za pomocą licznika Geigera-M<text:span text:style-name="T7">ü</text:span>llera</text:p>
      <text:p text:style-name="P1"><draw:frame draw:style-name="fr2" draw:name="Obiekt1" text:anchor-type="paragraph" svg:x="5.246cm" svg:y="0.092cm" svg:width="6.775cm" svg:height="3.16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abela 2. </text:p>
      <text:p text:style-name="P1"><draw:frame draw:style-name="fr2" draw:name="Obiekt3" text:anchor-type="paragraph" svg:x="5.034cm" svg:y="0.392cm" svg:width="6.775cm" svg:height="0.905cm" draw:z-index="4"><draw:object xlink:href="./Object 3" xlink:type="simple" xlink:show="embed" xlink:actuate="onLoad"/><draw:image xlink:href="./ObjectReplacements/Object 3" xlink:type="simple" xlink:show="embed" xlink:actuate="onLoad"/></draw:frame>Średnia z pomiarów</text:p>
      <text:p text:style-name="P1"/>
      <text:p text:style-name="P1"/>
      <text:p text:style-name="P1"/>
      <text:p text:style-name="P3">tabela 3. </text:p>
      <text:p text:style-name="P1"><draw:frame draw:style-name="fr2" draw:name="Obiekt2" text:anchor-type="paragraph" svg:x="5.114cm" svg:y="0.628cm" svg:width="6.775cm" svg:height="1.356cm" draw:z-index="3"><draw:object xlink:href="./Object 2" xlink:type="simple" xlink:show="embed" xlink:actuate="onLoad"/><draw:image xlink:href="./ObjectReplacements/Object 2" xlink:type="simple" xlink:show="embed" xlink:actuate="onLoad"/></draw:frame>Niepewności przeprowadzonych pomiarów wyliczone ze wzoru (1) dla tła i ze wzoru (2) dla serii pomiarowych.</text:p>
      <text:p text:style-name="P1"/>
      <text:p text:style-name="P1"/>
      <text:p text:style-name="P1"/>
      <text:p text:style-name="P1"/>
      <text:p text:style-name="P1"/>
      <text:p text:style-name="P4">5. Opracowanie wyników wraz z wnioskami</text:p>
      <text:p text:style-name="P4"/>
      <text:list xml:id="list969617436449616079" text:style-name="L3">
        <text:list-item>
          <text:p text:style-name="P22">niepewność względna serii pomiarowej dla pierwszej płytki wynosi 3,4%, a dla drugiej 9,9%, zatem pomiar dla pierwszej płytki był dokładniejszy,</text:p>
        </text:list-item>
        <text:list-item>
          <text:p text:style-name="P22">dla płytki drugiej wynik jest mniejszy ze względu na częściowe wymycie substancji promieniotwórczych,</text:p>
        </text:list-item>
        <text:list-item>
          <text:p text:style-name="P22">przeprowadzenie drugi raz procesu czyszczenia związku z drugiej płytki prawdopodobnie przyczyniłoby się do otrzymania preparatu radiochemicznie czystego.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page-number text:select-page="current">2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04T22:44:09.92</meta:creation-date>
    <dc:date>2015-04-01T03:01:35.79</dc:date>
    <meta:editing-duration>PT6H21M24S</meta:editing-duration>
    <meta:editing-cycles>14</meta:editing-cycles>
    <meta:generator>OpenOffice/4.1.1$Win32 OpenOffice.org_project/411m6$Build-9775</meta:generator>
    <meta:document-statistic meta:table-count="1" meta:image-count="0" meta:object-count="5" meta:page-count="2" meta:paragraph-count="53" meta:word-count="453" meta:character-count="34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>
            <text:p>Lp</text:p>
          </table:table-cell>
          <table:table-cell table:style-name="ce1" office:value-type="string">
            <text:p>Płytka 1</text:p>
          </table:table-cell>
          <table:table-cell table:style-name="ce1" office:value-type="string">
            <text:p>Płytka 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ło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/>
          <table:table-cell table:style-name="ce4" office:value-type="float" office:value="5">
            <text:p>5</text:p>
          </table:table-cell>
          <table:table-cell table:style-name="ce7" office:value-type="float" office:value="335">
            <text:p>335</text:p>
          </table:table-cell>
          <table:table-cell table:style-name="ce7" office:value-type="float" office:value="32">
            <text:p>3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02:01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</office:automatic-styles>
  <office:body>
    <office:spreadsheet>
      <table:table table:name="Arkusz1" table:style-name="ta1" table:print="false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Niepewność</text:p>
          </table:table-cell>
          <table:table-cell table:style-name="ce1" office:value-type="string">
            <text:p>Płytka 1</text:p>
          </table:table-cell>
          <table:table-cell table:style-name="ce1" office:value-type="string">
            <text:p>Płytka 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pomiary</text:p>
          </table:table-cell>
          <table:table-cell table:style-name="ce4" office:value-type="float" office:value="11.2845026474364">
            <text:p>11,28</text:p>
          </table:table-cell>
          <table:table-cell table:style-name="ce4" office:value-type="float" office:value="4.07430975749267">
            <text:p>4,0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tło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.46410161513775">
            <text:p>3,4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02:01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</office:automatic-styles>
  <office:body>
    <office:spreadsheet>
      <table:table table:name="Arkusz1" table:style-name="ta1" table:print="false">
        <table:table-column table:style-name="co1" table:number-columns-repeated="5" table:default-cell-style-name="Default"/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3" office:value-type="string">
            <text:p>Płytka 1</text:p>
          </table:table-cell>
          <table:table-cell table:style-name="ce3" office:value-type="string">
            <text:p>Płytka 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Średnia</text:p>
          </table:table-cell>
          <table:table-cell table:style-name="ce4" office:value-type="float" office:value="332.2">
            <text:p>332</text:p>
          </table:table-cell>
          <table:table-cell table:style-name="ce5" office:value-type="float" office:value="41">
            <text:p>4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1.04.2015</text:date>, <text:time>02:01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sqrt>
          <mi>x</mi>
        </msqrt>
      </mrow>
    </mrow>
    <annotation encoding="StarMath 5.0">u(x) = sqrt x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sqrt>
          <mrow>
            <mfrac>
              <mrow>
                <mo stretchy="false">Σ</mo>
                <msup>
                  <mrow>
                    <mo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 stretchy="false">̄</mo>
                        </mover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</mrow>
    <annotation encoding="StarMath 5.0">u(x) = sqrt {{%SIGMA(x_i-bar x)^2} over {n(n-1)} }</annotation>
  </semantics>
</math>
</file>